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imeline" style:family="table">
      <style:table-properties style:width="7in" fo:margin-left="0in" table:align="left"/>
    </style:style>
    <style:style style:name="Timeline.A" style:family="table-column">
      <style:table-column-properties style:column-width="1.25in"/>
    </style:style>
    <style:style style:name="Timeline.B" style:family="table-column">
      <style:table-column-properties style:column-width="0.9375in"/>
    </style:style>
    <style:style style:name="Timeline.C" style:family="table-column">
      <style:table-column-properties style:column-width="3.0625in"/>
    </style:style>
    <style:style style:name="Timeline.D" style:family="table-column">
      <style:table-column-properties style:column-width="1.75in"/>
    </style:style>
    <style:style style:name="Timeline.A1" style:family="table-cell">
      <style:table-cell-properties fo:padding="0.0382in" fo:border-left="0.05pt solid #000000" fo:border-right="none" fo:border-top="0.05pt solid #000000" fo:border-bottom="0.05pt solid #000000"/>
    </style:style>
    <style:style style:name="Timeline.D1" style:family="table-cell">
      <style:table-cell-properties fo:padding="0.0382in" fo:border="0.05pt solid #000000"/>
    </style:style>
    <style:style style:name="Timeline.A2" style:family="table-cell">
      <style:table-cell-properties fo:padding="0.0382in" fo:border-left="0.05pt solid #000000" fo:border-right="none" fo:border-top="none" fo:border-bottom="0.05pt solid #000000"/>
    </style:style>
    <style:style style:name="Timeline.D2" style:family="table-cell">
      <style:table-cell-properties fo:padding="0.0382in" fo:border-left="0.05pt solid #000000" fo:border-right="0.05pt solid #000000" fo:border-top="none" fo:border-bottom="0.05pt solid #000000"/>
    </style:style>
    <style:style style:name="costs" style:family="table">
      <style:table-properties style:width="6.6979in" fo:margin-left="0in" table:align="left"/>
    </style:style>
    <style:style style:name="costs.A" style:family="table-column">
      <style:table-column-properties style:column-width="2.2306in"/>
    </style:style>
    <style:style style:name="costs.B" style:family="table-column">
      <style:table-column-properties style:column-width="1.5819in"/>
    </style:style>
    <style:style style:name="costs.C" style:family="table-column">
      <style:table-column-properties style:column-width="2.8854in"/>
    </style:style>
    <style:style style:name="costs.A1" style:family="table-cell">
      <style:table-cell-properties fo:padding="0.0382in" fo:border-left="0.05pt solid #000000" fo:border-right="none" fo:border-top="0.05pt solid #000000" fo:border-bottom="0.05pt solid #000000"/>
    </style:style>
    <style:style style:name="costs.C1" style:family="table-cell">
      <style:table-cell-properties fo:padding="0.0382in" fo:border="0.05pt solid #000000"/>
    </style:style>
    <style:style style:name="costs.A2" style:family="table-cell">
      <style:table-cell-properties fo:padding="0.0382in" fo:border-left="0.05pt solid #000000" fo:border-right="none" fo:border-top="none" fo:border-bottom="0.05pt solid #000000"/>
    </style:style>
    <style:style style:name="costs.C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text-align="start" style:justify-single-word="false"/>
      <style:text-properties fo:font-size="16pt" style:text-underline-style="solid" style:text-underline-width="auto" style:text-underline-color="font-color" fo:font-weight="bold" officeooo:rsid="000b89c8" officeooo:paragraph-rsid="000b89c8" style:font-size-asian="14pt" style:font-weight-asian="bold" style:font-size-complex="16pt" style:font-weight-complex="bold"/>
    </style:style>
    <style:style style:name="P2" style:family="paragraph" style:parent-style-name="Standard">
      <style:paragraph-properties fo:text-align="start" style:justify-single-word="false"/>
      <style:text-properties fo:font-size="16pt" fo:font-style="normal" style:text-underline-style="solid" style:text-underline-width="auto" style:text-underline-color="font-color" fo:font-weight="bold" officeooo:rsid="000ed52f" officeooo:paragraph-rsid="000ed52f" style:font-size-asian="14pt" style:font-style-asian="normal" style:font-weight-asian="bold" style:font-size-complex="16pt" style:font-style-complex="normal" style:font-weight-complex="bold"/>
    </style:style>
    <style:style style:name="P3" style:family="paragraph" style:parent-style-name="Standard">
      <style:paragraph-properties fo:text-align="start" style:justify-single-word="false"/>
      <style:text-properties fo:font-size="16pt" fo:font-style="normal" style:text-underline-style="solid" style:text-underline-width="auto" style:text-underline-color="font-color" fo:font-weight="bold" officeooo:rsid="00112b82" officeooo:paragraph-rsid="00112b82" style:font-size-asian="14pt" style:font-style-asian="normal" style:font-weight-asian="bold" style:font-size-complex="16pt" style:font-style-complex="normal" style:font-weight-complex="bold"/>
    </style:style>
    <style:style style:name="P4" style:family="paragraph" style:parent-style-name="Standard">
      <style:paragraph-properties fo:text-align="start" style:justify-single-word="false"/>
      <style:text-properties fo:font-size="14pt" style:text-underline-style="none" fo:font-weight="normal" officeooo:rsid="000b89c8" officeooo:paragraph-rsid="000b89c8" style:font-size-asian="12.25pt" style:font-weight-asian="normal" style:font-size-complex="14pt" style:font-weight-complex="normal"/>
    </style:style>
    <style:style style:name="P5" style:family="paragraph" style:parent-style-name="Standard">
      <style:paragraph-properties fo:text-align="start" style:justify-single-word="false"/>
      <style:text-properties fo:font-size="14pt" fo:font-style="normal" style:text-underline-style="none" fo:font-weight="normal" officeooo:rsid="000ceaea" officeooo:paragraph-rsid="000ceaea" style:font-size-asian="12.25pt" style:font-style-asian="normal" style:font-weight-asian="normal" style:font-size-complex="14pt" style:font-style-complex="normal" style:font-weight-complex="normal"/>
    </style:style>
    <style:style style:name="P6" style:family="paragraph" style:parent-style-name="Standard">
      <style:paragraph-properties fo:text-align="start" style:justify-single-word="false"/>
      <style:text-properties fo:font-size="14pt" fo:font-style="normal" style:text-underline-style="none" fo:font-weight="bold" officeooo:rsid="000ceaea" officeooo:paragraph-rsid="000ceaea" style:font-size-asian="12.25pt" style:font-style-asian="normal" style:font-weight-asian="bold" style:font-size-complex="14pt" style:font-style-complex="normal" style:font-weight-complex="bold"/>
    </style:style>
    <style:style style:name="P7"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0e26d7" officeooo:paragraph-rsid="000e26d7" style:font-size-asian="14pt" style:font-style-asian="normal" style:font-weight-asian="bold" style:font-size-complex="14pt" style:font-style-complex="normal" style:font-weight-complex="bold"/>
    </style:style>
    <style:style style:name="P8" style:family="paragraph" style:parent-style-name="Standard" style:list-style-name="L1">
      <style:paragraph-properties fo:text-align="start" style:justify-single-word="false"/>
      <style:text-properties fo:font-size="13pt" fo:font-style="normal" style:text-underline-style="none" fo:font-weight="normal" officeooo:rsid="000e26d7" officeooo:paragraph-rsid="000e26d7" style:font-size-asian="13pt" style:font-style-asian="normal" style:font-weight-asian="normal" style:font-size-complex="13pt" style:font-style-complex="normal" style:font-weight-complex="normal"/>
    </style:style>
    <style:style style:name="P9" style:family="paragraph" style:parent-style-name="Standard">
      <style:paragraph-properties fo:text-align="start" style:justify-single-word="false"/>
      <style:text-properties fo:font-size="13pt" fo:font-style="normal" style:text-underline-style="none" fo:font-weight="normal" officeooo:rsid="000e26d7" officeooo:paragraph-rsid="000e26d7" style:font-size-asian="13pt" style:font-style-asian="normal" style:font-weight-asian="normal" style:font-size-complex="13pt" style:font-style-complex="normal" style:font-weight-complex="normal"/>
    </style:style>
    <style:style style:name="P10" style:family="paragraph" style:parent-style-name="Standard">
      <style:paragraph-properties fo:text-align="start" style:justify-single-word="false"/>
      <style:text-properties fo:font-size="13pt" fo:font-style="normal" style:text-underline-style="none" fo:font-weight="normal" officeooo:rsid="000ed52f" officeooo:paragraph-rsid="000ed52f" style:font-size-asian="11.3500003814697pt" style:font-style-asian="normal" style:font-weight-asian="normal" style:font-size-complex="13pt" style:font-style-complex="normal" style:font-weight-complex="normal"/>
    </style:style>
    <style:style style:name="P11" style:family="paragraph" style:parent-style-name="Standard">
      <style:paragraph-properties fo:text-align="start" style:justify-single-word="false"/>
      <style:text-properties fo:font-size="13pt" fo:font-style="normal" style:text-underline-style="none" fo:font-weight="normal" officeooo:rsid="00112b82" officeooo:paragraph-rsid="00112b82" style:font-size-asian="11.3500003814697pt" style:font-style-asian="normal" style:font-weight-asian="normal" style:font-size-complex="13pt" style:font-style-complex="normal" style:font-weight-complex="normal"/>
    </style:style>
    <style:style style:name="P12" style:family="paragraph" style:parent-style-name="Standard">
      <style:paragraph-properties fo:text-align="start" style:justify-single-word="false"/>
      <style:text-properties fo:color="#ff0000" fo:font-size="13pt" fo:font-style="normal" style:text-underline-style="none" fo:font-weight="normal" officeooo:rsid="00143290" officeooo:paragraph-rsid="00143290" style:font-size-asian="11.3500003814697pt" style:font-style-asian="normal" style:font-weight-asian="normal" style:font-size-complex="13pt" style:font-style-complex="normal" style:font-weight-complex="normal"/>
    </style:style>
    <style:style style:name="P13" style:family="paragraph" style:parent-style-name="Standard">
      <style:paragraph-properties fo:text-align="start" style:justify-single-word="false"/>
      <style:text-properties fo:color="#000000" fo:font-size="14pt" fo:font-style="normal" style:text-underline-style="none" fo:font-weight="bold" officeooo:rsid="0014590b" officeooo:paragraph-rsid="0014590b" style:font-size-asian="12.25pt" style:font-style-asian="normal" style:font-weight-asian="bold" style:font-size-complex="14pt" style:font-style-complex="normal" style:font-weight-complex="bold"/>
    </style:style>
    <style:style style:name="P14" style:family="paragraph" style:parent-style-name="Standard">
      <style:paragraph-properties fo:text-align="end" style:justify-single-word="false"/>
      <style:text-properties fo:color="#000000" fo:font-size="14pt" fo:font-style="normal" style:text-underline-style="none" fo:font-weight="bold" officeooo:rsid="0014590b" officeooo:paragraph-rsid="0014590b" style:font-size-asian="12.25pt" style:font-style-asian="normal" style:font-weight-asian="bold" style:font-size-complex="14pt" style:font-style-complex="normal" style:font-weight-complex="bold"/>
    </style:style>
    <style:style style:name="P15" style:family="paragraph" style:parent-style-name="Table_20_Contents">
      <style:paragraph-properties fo:text-align="start" style:justify-single-word="false"/>
      <style:text-properties fo:font-size="13pt" style:font-size-asian="11.3500003814697pt" style:font-size-complex="13pt"/>
    </style:style>
    <style:style style:name="P16" style:family="paragraph" style:parent-style-name="Table_20_Contents">
      <style:paragraph-properties fo:text-align="start" style:justify-single-word="false"/>
      <style:text-properties fo:font-size="13pt" officeooo:rsid="000f5fed" officeooo:paragraph-rsid="000f5fed" style:font-size-asian="11.3500003814697pt" style:font-size-complex="13pt"/>
    </style:style>
    <style:style style:name="P17" style:family="paragraph" style:parent-style-name="Table_20_Contents">
      <style:paragraph-properties fo:text-align="start" style:justify-single-word="false"/>
      <style:text-properties fo:font-size="13pt" officeooo:rsid="000fc570" officeooo:paragraph-rsid="000fc570" style:font-size-asian="11.3500003814697pt" style:font-size-complex="13pt"/>
    </style:style>
    <style:style style:name="P18" style:family="paragraph" style:parent-style-name="Table_20_Contents">
      <style:paragraph-properties fo:text-align="start" style:justify-single-word="false"/>
      <style:text-properties fo:font-size="13pt" officeooo:rsid="000fcc21" officeooo:paragraph-rsid="000fcc21" style:font-size-asian="11.3500003814697pt" style:font-size-complex="13pt"/>
    </style:style>
    <style:style style:name="P19" style:family="paragraph" style:parent-style-name="Table_20_Contents">
      <style:paragraph-properties fo:text-align="start" style:justify-single-word="false"/>
      <style:text-properties fo:font-size="13pt" officeooo:rsid="00112b82" officeooo:paragraph-rsid="00112b82" style:font-size-asian="11.3500003814697pt" style:font-size-complex="13pt"/>
    </style:style>
    <style:style style:name="P20" style:family="paragraph" style:parent-style-name="Table_20_Contents">
      <style:paragraph-properties fo:text-align="start" style:justify-single-word="false"/>
      <style:text-properties fo:font-size="13pt" officeooo:rsid="00130bf6" officeooo:paragraph-rsid="00130bf6" style:font-size-asian="11.3500003814697pt" style:font-size-complex="13pt"/>
    </style:style>
    <style:style style:name="P21" style:family="paragraph" style:parent-style-name="Table_20_Contents">
      <style:paragraph-properties fo:text-align="start" style:justify-single-word="false"/>
      <style:text-properties fo:font-size="13pt" officeooo:rsid="00133ac3" officeooo:paragraph-rsid="00133ac3" style:font-size-asian="11.3500003814697pt" style:font-size-complex="13pt"/>
    </style:style>
    <style:style style:name="P22" style:family="paragraph" style:parent-style-name="Table_20_Contents">
      <style:paragraph-properties fo:text-align="start" style:justify-single-word="false"/>
      <style:text-properties fo:font-size="13pt" officeooo:rsid="00143290" officeooo:paragraph-rsid="00143290" style:font-size-asian="11.3500003814697pt" style:font-size-complex="13pt"/>
    </style:style>
    <style:style style:name="P23" style:family="paragraph" style:parent-style-name="Table_20_Contents">
      <style:paragraph-properties fo:text-align="start" style:justify-single-word="false"/>
      <style:text-properties fo:font-size="13pt" fo:font-weight="bold" officeooo:rsid="00130bf6" officeooo:paragraph-rsid="00130bf6" style:font-size-asian="11.3500003814697pt" style:font-weight-asian="bold" style:font-size-complex="13pt" style:font-weight-complex="bold"/>
    </style:style>
    <style:style style:name="P24" style:family="paragraph" style:parent-style-name="Table_20_Contents">
      <style:paragraph-properties fo:text-align="start" style:justify-single-word="false"/>
      <style:text-properties fo:font-size="15pt" fo:font-weight="bold" officeooo:rsid="000f5fed" officeooo:paragraph-rsid="000f5fed" style:font-size-asian="13.1000003814697pt" style:font-weight-asian="bold" style:font-size-complex="15pt" style:font-weight-complex="bold"/>
    </style:style>
    <style:style style:name="P25" style:family="paragraph" style:parent-style-name="Table_20_Contents">
      <style:paragraph-properties fo:text-align="start" style:justify-single-word="false"/>
      <style:text-properties fo:font-size="15pt" fo:font-weight="bold" officeooo:rsid="000fc570" officeooo:paragraph-rsid="000fc570" style:font-size-asian="13.1000003814697pt" style:font-weight-asian="bold" style:font-size-complex="15pt" style:font-weight-complex="bold"/>
    </style:style>
    <style:style style:name="P26" style:family="paragraph" style:parent-style-name="Table_20_Contents">
      <style:paragraph-properties fo:text-align="start" style:justify-single-word="false"/>
      <style:text-properties fo:font-size="16pt" fo:font-weight="bold" officeooo:rsid="00112b82" officeooo:paragraph-rsid="00112b82" style:font-size-asian="14pt" style:font-weight-asian="bold" style:font-size-complex="16pt" style:font-weight-complex="bold"/>
    </style:style>
    <style:style style:name="P27" style:family="paragraph" style:parent-style-name="Table_20_Contents">
      <style:paragraph-properties fo:text-align="start" style:justify-single-word="false"/>
      <style:text-properties fo:font-size="16pt" fo:font-weight="bold" officeooo:rsid="00112b82" officeooo:paragraph-rsid="00112b82" style:font-size-asian="16pt" style:font-weight-asian="bold" style:font-size-complex="16pt" style:font-weight-complex="bold"/>
    </style:style>
    <style:style style:name="T1" style:family="text">
      <style:text-properties officeooo:rsid="000ceaea"/>
    </style:style>
    <style:style style:name="T2" style:family="text">
      <style:text-properties officeooo:rsid="000fc570"/>
    </style:style>
    <style:style style:name="T3" style:family="text">
      <style:text-properties fo:font-variant="normal" fo:text-transform="none" fo:color="#252525" style:font-name="sans-serif" fo:font-size="10.5pt" fo:letter-spacing="normal" fo:font-style="normal" fo:font-weight="normal"/>
    </style:style>
    <style:style style:name="T4" style:family="text">
      <style:text-properties fo:font-variant="normal" fo:text-transform="none" fo:color="#252525" style:font-name="sans-serif" fo:font-size="10.5pt" fo:letter-spacing="normal" fo:font-style="normal" fo:font-weight="normal" officeooo:rsid="00130bf6"/>
    </style:style>
    <style:style style:name="T5" style:family="text">
      <style:text-properties fo:font-variant="normal" fo:text-transform="none" fo:color="#252525" style:font-name="sans-serif" fo:font-size="10.5pt" fo:letter-spacing="normal" fo:font-style="normal" fo:font-weight="normal" officeooo:rsid="00133ac3"/>
    </style:style>
    <style:style style:name="T6" style:family="text">
      <style:text-properties fo:color="#ff0000"/>
    </style:style>
    <style:style style:name="T7" style:family="text">
      <style:text-properties officeooo:rsid="0014590b"/>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ROJECT PROPOSAL</text:p>
      <text:p text:style-name="P1">MADE BY: GRACE JOHN</text:p>
      <text:p text:style-name="P1">FOR: MEREDITH SADIKA</text:p>
      <text:p text:style-name="P1">VERSION #1</text:p>
      <text:p text:style-name="P1"/>
      <text:p text:style-name="P4"/>
      <text:p text:style-name="P4">A website that is mobile responsive for <text:span text:style-name="T1">Zawadi Bookstore where books meant for the age range 16 – 30 would be advertised or showcased. The features required include a working and responsive blog , have an auto-update function which will automatically add new books to the collection and a contacts section where emails can be sent to the host bookstore server. The books displayed will not be available for sale and the pages should be enough or can be as many as required. </text:span></text:p>
      <text:p text:style-name="P4"/>
      <text:p text:style-name="P4"/>
      <text:p text:style-name="P6">The people working on this project will include:</text:p>
      <text:p text:style-name="P6"/>
      <text:p text:style-name="P5">1. Grace John – Supervisor, Front End.( <text:a xlink:type="simple" xlink:href="mailto:gj.gjonn@gmail.com">gj.gjonn@g</text:a><text:a xlink:type="simple" xlink:href="mailto:gj.gjonn@gmail.com"><text:span text:style-name="T7">m</text:span></text:a><text:a xlink:type="simple" xlink:href="mailto:gj.gjonn@gmail.com">ail.com</text:a>; +254725648860 )</text:p>
      <text:p text:style-name="P5">2. Christine Awinja – Back End( <text:a xlink:type="simple" xlink:href="mailto:cawinja@gmail.com">cawinja@gmail.com</text:a>; +254703191025 )</text:p>
      <text:p text:style-name="P5">3. Arnie Musyoki – Front End, Back End( <text:a xlink:type="simple" xlink:href="mailto:mumoki@gmail.com">mumoki@gmail.com</text:a>; +254700154399 )</text:p>
      <text:p text:style-name="P5"/>
      <text:p text:style-name="P5"/>
      <text:p text:style-name="P7">SCOPE OF WORK</text:p>
      <text:p text:style-name="P7"/>
      <text:list xml:id="list6944236640190713696" text:style-name="L1">
        <text:list-item>
          <text:p text:style-name="P8">Make a mobile responsive web application.</text:p>
        </text:list-item>
        <text:list-item>
          <text:p text:style-name="P8">Auto-update of the books.</text:p>
        </text:list-item>
        <text:list-item>
          <text:p text:style-name="P8">Restrict on-line purchasing.</text:p>
        </text:list-item>
        <text:list-item>
          <text:p text:style-name="P8">Have as many pages as required.</text:p>
        </text:list-item>
        <text:list-item>
          <text:p text:style-name="P8">Include a contacts list with a slot for sending mail.</text:p>
        </text:list-item>
        <text:list-item>
          <text:p text:style-name="P8">Enable a 'like' function and a rating bar for the books.</text:p>
        </text:list-item>
        <text:list-item>
          <text:p text:style-name="P8">Make a blog for the bookstore as well.</text:p>
        </text:list-item>
      </text:list>
      <text:p text:style-name="P9"/>
      <text:p text:style-name="P2">TIMELINE</text:p>
      <text:p text:style-name="P2"/>
      <table:table table:name="Timeline" table:style-name="Timeline">
        <table:table-column table:style-name="Timeline.A"/>
        <table:table-column table:style-name="Timeline.B"/>
        <table:table-column table:style-name="Timeline.C"/>
        <table:table-column table:style-name="Timeline.D"/>
        <table:table-row>
          <table:table-cell table:style-name="Timeline.A1" office:value-type="string">
            <text:p text:style-name="P24">ACTIVITY</text:p>
          </table:table-cell>
          <table:table-cell table:style-name="Timeline.A1" office:value-type="string">
            <text:p text:style-name="P24">DAY</text:p>
          </table:table-cell>
          <table:table-cell table:style-name="Timeline.A1" office:value-type="string">
            <text:p text:style-name="P24">DESCRIPTION</text:p>
          </table:table-cell>
          <table:table-cell table:style-name="Timeline.D1" office:value-type="string">
            <text:p text:style-name="P25">DELIVERABLES</text:p>
          </table:table-cell>
        </table:table-row>
        <table:table-row>
          <table:table-cell table:style-name="Timeline.A2" office:value-type="string">
            <text:p text:style-name="P16">Front End</text:p>
          </table:table-cell>
          <table:table-cell table:style-name="Timeline.A2" office:value-type="string">
            <text:p text:style-name="P16">30 <text:span text:style-name="T2">days</text:span></text:p>
          </table:table-cell>
          <table:table-cell table:style-name="Timeline.A2" office:value-type="string">
            <text:p text:style-name="P17">Putting up the landing page, adding features and navigation.</text:p>
          </table:table-cell>
          <table:table-cell table:style-name="Timeline.D2" office:value-type="string">
            <text:p text:style-name="P18">nil</text:p>
          </table:table-cell>
        </table:table-row>
        <table:table-row>
          <table:table-cell table:style-name="Timeline.A2" office:value-type="string">
            <text:p text:style-name="P17">Back End</text:p>
          </table:table-cell>
          <table:table-cell table:style-name="Timeline.A2" office:value-type="string">
            <text:p text:style-name="P17">40 days</text:p>
          </table:table-cell>
          <table:table-cell table:style-name="Timeline.A2" office:value-type="string">
            <text:p text:style-name="P17">Interacting with database and scripting. Features to allow the administrator to update database.</text:p>
          </table:table-cell>
          <table:table-cell table:style-name="Timeline.D2" office:value-type="string">
            <text:p text:style-name="P18">nil</text:p>
          </table:table-cell>
        </table:table-row>
        <table:table-row>
          <table:table-cell table:style-name="Timeline.A2" office:value-type="string">
            <text:p text:style-name="P17">Blog</text:p>
          </table:table-cell>
          <table:table-cell table:style-name="Timeline.A2" office:value-type="string">
            <text:p text:style-name="P17">20 days</text:p>
          </table:table-cell>
          <table:table-cell table:style-name="Timeline.A2" office:value-type="string">
            <text:p text:style-name="P17">Blog.</text:p>
          </table:table-cell>
          <table:table-cell table:style-name="Timeline.D2" office:value-type="string">
            <text:p text:style-name="P18">nil</text:p>
          </table:table-cell>
        </table:table-row>
        <table:table-row>
          <table:table-cell table:style-name="Timeline.A2" office:value-type="string">
            <text:p text:style-name="P18">Testing</text:p>
          </table:table-cell>
          <table:table-cell table:style-name="Timeline.A2" office:value-type="string">
            <text:p text:style-name="P18">3 days</text:p>
          </table:table-cell>
          <table:table-cell table:style-name="Timeline.A2" office:value-type="string">
            <text:p text:style-name="P18">Testing of the web and reactivity</text:p>
          </table:table-cell>
          <table:table-cell table:style-name="Timeline.D2" office:value-type="string">
            <text:p text:style-name="P18">Face to face</text:p>
          </table:table-cell>
        </table:table-row>
        <table:table-row>
          <table:table-cell table:style-name="Timeline.A2" office:value-type="string">
            <text:p text:style-name="P18">Revisions</text:p>
          </table:table-cell>
          <table:table-cell table:style-name="Timeline.A2" office:value-type="string">
            <text:p text:style-name="P18">15 days</text:p>
          </table:table-cell>
          <table:table-cell table:style-name="Timeline.A2" office:value-type="string">
            <text:p text:style-name="P18">Fixing all ends that require fixing</text:p>
          </table:table-cell>
          <table:table-cell table:style-name="Timeline.D2" office:value-type="string">
            <text:p text:style-name="P18">nil</text:p>
          </table:table-cell>
        </table:table-row>
      </table:table>
      <text:p text:style-name="P10"><text:soft-page-break/></text:p>
      <text:p text:style-name="P3">COSTS</text:p>
      <text:p text:style-name="P3"/>
      <text:p text:style-name="P3"/>
      <table:table table:name="costs" table:style-name="costs">
        <table:table-column table:style-name="costs.A"/>
        <table:table-column table:style-name="costs.B"/>
        <table:table-column table:style-name="costs.C"/>
        <table:table-row>
          <table:table-cell table:style-name="costs.A1" office:value-type="string">
            <text:p text:style-name="P26">ACTIVITY</text:p>
          </table:table-cell>
          <table:table-cell table:style-name="costs.A1" office:value-type="string">
            <text:p text:style-name="P27">AMOUNT</text:p>
          </table:table-cell>
          <table:table-cell table:style-name="costs.C1" office:value-type="string">
            <text:p text:style-name="P26">NOTES</text:p>
          </table:table-cell>
        </table:table-row>
        <table:table-row>
          <table:table-cell table:style-name="costs.A2" office:value-type="string">
            <text:p text:style-name="P19">Front End</text:p>
          </table:table-cell>
          <table:table-cell table:style-name="costs.A2" office:value-type="string">
            <text:p text:style-name="P19">Ksh. 50,000</text:p>
          </table:table-cell>
          <table:table-cell table:style-name="costs.C2" office:value-type="string">
            <text:p text:style-name="P21"><text:span text:style-name="T3">Landing page, adding frameworks and css animations.</text:span></text:p>
          </table:table-cell>
        </table:table-row>
        <table:table-row>
          <table:table-cell table:style-name="costs.A2" office:value-type="string">
            <text:p text:style-name="P19">Back End</text:p>
          </table:table-cell>
          <table:table-cell table:style-name="costs.A2" office:value-type="string">
            <text:p text:style-name="P19">Ksh. 50,000</text:p>
          </table:table-cell>
          <table:table-cell table:style-name="costs.C2" office:value-type="string">
            <text:p text:style-name="P15"><text:span text:style-name="T4">Creating a</text:span><text:span text:style-name="T3"> </text:span><text:span text:style-name="T4">database </text:span><text:span text:style-name="T5">allowing for the</text:span><text:span text:style-name="T3"> low level/</text:span><text:span text:style-name="T5">easy</text:span><text:span text:style-name="T3"> manipulation of the data </text:span><text:span text:style-name="T5">by the controller</text:span><text:span text:style-name="T3">.</text:span></text:p>
          </table:table-cell>
        </table:table-row>
        <table:table-row>
          <table:table-cell table:style-name="costs.A2" office:value-type="string">
            <text:p text:style-name="P19">Middle Ware</text:p>
          </table:table-cell>
          <table:table-cell table:style-name="costs.A2" office:value-type="string">
            <text:p text:style-name="P19">Ksh. 40,000</text:p>
          </table:table-cell>
          <table:table-cell table:style-name="costs.C2" office:value-type="string">
            <text:p text:style-name="P21">Putting in the information of the bookstore,updating and uploading books to the website memory.</text:p>
          </table:table-cell>
        </table:table-row>
        <table:table-row>
          <table:table-cell table:style-name="costs.A2" office:value-type="string">
            <text:p text:style-name="P19">Blog</text:p>
          </table:table-cell>
          <table:table-cell table:style-name="costs.A2" office:value-type="string">
            <text:p text:style-name="P20">Ksh. 100,000</text:p>
          </table:table-cell>
          <table:table-cell table:style-name="costs.C2" office:value-type="string">
            <text:p text:style-name="P22">Initialise a blog,add contents and updating by the controller.</text:p>
          </table:table-cell>
        </table:table-row>
        <table:table-row>
          <table:table-cell table:style-name="costs.A2" office:value-type="string">
            <text:p text:style-name="P23">Total</text:p>
          </table:table-cell>
          <table:table-cell table:style-name="costs.A2" office:value-type="string">
            <text:p text:style-name="P20">Ksh. 240,000</text:p>
          </table:table-cell>
          <table:table-cell table:style-name="costs.C2" office:value-type="string">
            <text:p text:style-name="P22">V.A.T. <text:span text:style-name="T6">not included.</text:span></text:p>
          </table:table-cell>
        </table:table-row>
      </table:table>
      <text:p text:style-name="P11"/>
      <text:p text:style-name="P12">Note: A deposit of 50% is required for commencement of the work. No work will be commenced before this payment.</text:p>
      <text:p text:style-name="P12"/>
      <text:p text:style-name="P12"/>
      <text:p text:style-name="P13">SIGNATURE:________________________</text:p>
      <text:p text:style-name="P13"/>
      <text:p text:style-name="P13">NAMES:_________________________</text:p>
      <text:p text:style-name="P13"/>
      <text:p text:style-name="P13">POSITION:____________________________</text:p>
      <text:p text:style-name="P13"/>
      <text:p text:style-name="P13">DATE:________________________</text:p>
      <text:p text:style-name="P13"/>
      <text:p text:style-name="P14"/>
      <text:p text:style-name="P14">SIGNATURE:________________________</text:p>
      <text:p text:style-name="P14"/>
      <text:p text:style-name="P14">NAMES:_________________________</text:p>
      <text:p text:style-name="P14"/>
      <text:p text:style-name="P14">POSITION:____________________________</text:p>
      <text:p text:style-name="P14"/>
      <text:p text:style-name="P14">DATE:________________________</text:p>
      <text:p text:style-name="P1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ne_20_numbering" style:display-name="Line numbering"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8T14:07:18.230147941</meta:creation-date>
    <dc:date>2016-02-18T20:15:48.900388713</dc:date>
    <meta:editing-duration>PT5H52M15S</meta:editing-duration>
    <meta:editing-cycles>5</meta:editing-cycles>
    <meta:generator>LibreOffice/4.2.8.2$Linux_X86_64 LibreOffice_project/420m0$Build-2</meta:generator>
    <meta:document-statistic meta:table-count="2" meta:image-count="0" meta:object-count="0" meta:page-count="2" meta:paragraph-count="70" meta:word-count="348" meta:character-count="2273" meta:non-whitespace-character-count="1997"/>
  </office:meta>
</office:document-meta>
</file>